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list-style-name="WWNum2">
      <style:paragraph-properties fo:margin-left="1.27cm" fo:margin-right="0cm" fo:margin-top="0cm" fo:margin-bottom="0cm" loext:contextual-spacing="true" fo:text-indent="-0.635cm" style:auto-text-indent="false"/>
    </style:style>
    <style:style style:name="P3" style:family="paragraph" style:parent-style-name="Standard" style:list-style-name="WWNum7">
      <style:paragraph-properties fo:margin-left="1.27cm" fo:margin-right="0cm" fo:margin-top="0cm" fo:margin-bottom="0cm" loext:contextual-spacing="true" fo:text-indent="-0.635cm" style:auto-text-indent="false"/>
    </style:style>
    <style:style style:name="P4" style:family="paragraph" style:parent-style-name="Standard" style:list-style-name="WWNum8">
      <style:paragraph-properties fo:margin-left="1.27cm" fo:margin-right="0cm" fo:margin-top="0cm" fo:margin-bottom="0cm" loext:contextual-spacing="true" fo:text-indent="-0.635cm" style:auto-text-indent="false"/>
    </style:style>
    <style:style style:name="P5" style:family="paragraph" style:parent-style-name="Standard" style:list-style-name="WWNum6">
      <style:paragraph-properties fo:margin-left="1.27cm" fo:margin-right="0cm" fo:margin-top="0cm" fo:margin-bottom="0cm" loext:contextual-spacing="true" fo:text-indent="-0.635cm" style:auto-text-indent="false"/>
    </style:style>
    <style:style style:name="P6" style:family="paragraph" style:parent-style-name="Standard" style:list-style-name="WWNum9">
      <style:paragraph-properties fo:margin-left="1.27cm" fo:margin-right="0cm" fo:margin-top="0cm" fo:margin-bottom="0cm" loext:contextual-spacing="true" fo:text-indent="-0.635cm" style:auto-text-indent="false"/>
    </style:style>
    <style:style style:name="P7" style:family="paragraph" style:parent-style-name="Standard" style:list-style-name="WWNum1">
      <style:paragraph-properties fo:margin-left="1.27cm" fo:margin-right="0cm" fo:margin-top="0cm" fo:margin-bottom="0cm" loext:contextual-spacing="true" fo:text-indent="-0.635cm" style:auto-text-indent="false"/>
    </style:style>
    <style:style style:name="P8" style:family="paragraph" style:parent-style-name="Standard" style:list-style-name="WWNum4">
      <style:paragraph-properties fo:margin-left="1.27cm" fo:margin-right="0cm" fo:margin-top="0cm" fo:margin-bottom="0cm" loext:contextual-spacing="true" fo:text-indent="-0.635cm" style:auto-text-indent="false"/>
    </style:style>
    <style:style style:name="P9" style:family="paragraph" style:parent-style-name="Standard" style:list-style-name="WWNum5">
      <style:paragraph-properties fo:margin-left="1.27cm" fo:margin-right="0cm" fo:margin-top="0cm" fo:margin-bottom="0cm" loext:contextual-spacing="true" fo:text-indent="-0.635cm" style:auto-text-indent="false"/>
    </style:style>
    <style:style style:name="P10" style:family="paragraph" style:parent-style-name="Standard">
      <style:paragraph-properties fo:margin-top="0.494cm" fo:margin-bottom="0.141cm" loext:contextual-spacing="false" fo:line-height="100%"/>
    </style:style>
    <style:style style:name="P11" style:family="paragraph" style:parent-style-name="Standard" style:list-style-name="WWNum3">
      <style:paragraph-properties fo:margin-left="2.54cm" fo:margin-right="0cm" fo:margin-top="0cm" fo:margin-bottom="0cm" loext:contextual-spacing="true" fo:text-indent="-0.635cm" style:auto-text-indent="false"/>
    </style:style>
    <style:style style:name="P12" style:family="paragraph" style:parent-style-name="Heading_20_3">
      <style:paragraph-properties fo:margin-top="0.494cm" fo:margin-bottom="0cm" loext:contextual-spacing="false" fo:line-height="100%" fo:keep-together="auto" fo:keep-with-next="auto"/>
    </style:style>
    <style:style style:name="P13" style:family="paragraph" style:parent-style-name="Heading_20_2" style:master-page-name="Standard">
      <style:paragraph-properties fo:margin-top="0cm" fo:margin-bottom="0.141cm" loext:contextual-spacing="false" fo:line-height="100%" fo:keep-together="auto" style:page-number="1" fo:keep-with-next="auto"/>
    </style:style>
    <style:style style:name="T1" style:family="text">
      <style:text-properties fo:font-size="17pt" fo:font-weight="bold" style:font-size-asian="17pt" style:font-weight-asian="bold" style:font-size-complex="17pt"/>
    </style:style>
    <style:style style:name="T2" style:family="text">
      <style:text-properties fo:color="#000000" fo:font-size="13pt" fo:font-weight="bold" style:font-size-asian="13pt" style:font-weight-asian="bold" style:font-size-complex="13pt"/>
    </style:style>
    <style:style style:name="T3" style:family="text">
      <style:text-properties fo:color="#1155cc" style:text-underline-style="solid" style:text-underline-width="auto" style:text-underline-color="font-color"/>
    </style:style>
    <style:style style:name="T4" style:family="text">
      <style:text-properties style:text-underline-style="none"/>
    </style:style>
    <style:style style:name="T5" style:family="text">
      <style:text-properties fo:font-size="13pt" fo:font-weight="bold" style:font-size-asian="13pt" style:font-weight-asian="bold" style:font-size-complex="13pt"/>
    </style:style>
    <style:style style:name="T6"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1obbu91tbeju"/><text:span text:style-name="T1">Using Basecamp</text:span></text:p>
      <text:p text:style-name="P1"/>
      <text:p text:style-name="P1">As a government user you share the responsibility to keep information safe and to work securely. This guidance will help you use Basecamp securely.</text:p>
      <text:p text:style-name="P1"/>
      <text:p text:style-name="P1">Basecamp is a web-based project management and communication tool designed to improve the organisation of projects. Use it to collaborate on projects through the uploading and sharing of documents within teams, chat, message boards, and scheduling meetings.</text:p>
      <text:p text:style-name="P1"/>
      <text:p text:style-name="P12"><text:bookmark text:name="_dexppxsmf255"/><text:span text:style-name="T2">Securing your account</text:span></text:p>
      <text:p text:style-name="P1"/>
      <text:p text:style-name="P1">Secure your Basecamp account by using:</text:p>
      <text:p text:style-name="P1"/>
      <text:list xml:id="list4797197278575698034" text:style-name="WWNum2">
        <text:list-item>
          <text:p text:style-name="P2">a password made up of <text:a xlink:type="simple" xlink:href="https://www.ncsc.gov.uk/blog-post/three-random-words-or-thinkrandom-0" text:style-name="Internet_20_link" text:visited-style-name="Visited_20_Internet_20_Link"><text:span text:style-name="T3">3 random words</text:span></text:a></text:p>
        </text:list-item>
        <text:list-item>
          <text:p text:style-name="P2"><text:a xlink:type="simple" xlink:href="https://basecamp.com/help/2/guides/you/phone-verification" text:style-name="Internet_20_link" text:visited-style-name="Visited_20_Internet_20_Link"><text:span text:style-name="T3">two-factor authentication</text:span></text:a> </text:p>
        </text:list-item>
        <text:list-item>
          <text:p text:style-name="P2">a secure (HTTPS) connection (ensure this by using a<text:a xlink:type="simple" xlink:href="https://whatbrowser.org" text:style-name="Internet_20_link" text:visited-style-name="Visited_20_Internet_20_Link"> </text:a><text:a xlink:type="simple" xlink:href="https://whatbrowser.org" text:style-name="Internet_20_link" text:visited-style-name="Visited_20_Internet_20_Link"><text:span text:style-name="T3">modern browser</text:span></text:a> or a<text:a xlink:type="simple" xlink:href="https://basecamp.com/via" text:style-name="Internet_20_link" text:visited-style-name="Visited_20_Internet_20_Link"> </text:a><text:a xlink:type="simple" xlink:href="https://basecamp.com/via" text:style-name="Internet_20_link" text:visited-style-name="Visited_20_Internet_20_Link"><text:span text:style-name="T3">Basecamp client app</text:span></text:a>)</text:p>
        </text:list-item>
      </text:list>
      <text:p text:style-name="P1"/>
      <text:p text:style-name="P1">Contact your Basecamp administrator if you:</text:p>
      <text:p text:style-name="P1"/>
      <text:list xml:id="list782732072858799264" text:style-name="WWNum7">
        <text:list-item>
          <text:p text:style-name="P3">think someone may have accessed your account</text:p>
        </text:list-item>
        <text:list-item>
          <text:p text:style-name="P3">lose a device that can access your Basecamp account (you should also <text:a xlink:type="simple" xlink:href="https://launchpad.37signals.com/identity/login_option" text:style-name="Internet_20_link" text:visited-style-name="Visited_20_Internet_20_Link"><text:span text:style-name="T3">change your password</text:span></text:a>)</text:p>
        </text:list-item>
      </text:list>
      <text:p text:style-name="P1"/>
      <text:p text:style-name="P12"><text:bookmark text:name="_bcqn9zi4mztz"/><text:span text:style-name="T2">Protecting your data </text:span></text:p>
      <text:p text:style-name="P1"/>
      <text:p text:style-name="P1">To protect your data when using Basecamp, make sure you:</text:p>
      <text:p text:style-name="P1"/>
      <text:list xml:id="list849884687622269985" text:style-name="WWNum8">
        <text:list-item>
          <text:p text:style-name="P4">don't use Basecamp to store<text:a xlink:type="simple" xlink:href="https://ico.org.uk/for-organisations/guide-to-data-protection/key-definitions/" text:style-name="Internet_20_link" text:visited-style-name="Visited_20_Internet_20_Link"> </text:a><text:a xlink:type="simple" xlink:href="https://ico.org.uk/for-organisations/guide-to-data-protection/key-definitions/" text:style-name="Internet_20_link" text:visited-style-name="Visited_20_Internet_20_Link"><text:span text:style-name="T3">sensitive, personal</text:span></text:a>, or other high value data (like commercial or financial information) that could cause harm if lost or exposed</text:p>
        </text:list-item>
        <text:list-item>
          <text:p text:style-name="P4">create and use <text:a xlink:type="simple" xlink:href="https://basecamp.com/help/3/guides/people/permissions" text:style-name="Internet_20_link" text:visited-style-name="Visited_20_Internet_20_Link"><text:span text:style-name="T3">project permissions</text:span></text:a> when you need to control access</text:p>
        </text:list-item>
      </text:list>
      <text:p text:style-name="P1"/>
      <text:p text:style-name="P1">When using Basecamp, you should also be aware that all content can be:</text:p>
      <text:p text:style-name="P1"/>
      <text:list xml:id="list3723139824475070818" text:style-name="WWNum6">
        <text:list-item>
          <text:p text:style-name="P5">disclosed publicly under the<text:a xlink:type="simple" xlink:href="https://ico.org.uk/for-organisations/guide-to-freedom-of-information/what-is-the-foi-act/" text:style-name="Internet_20_link" text:visited-style-name="Visited_20_Internet_20_Link"> </text:a><text:a xlink:type="simple" xlink:href="https://ico.org.uk/for-organisations/guide-to-freedom-of-information/what-is-the-foi-act/" text:style-name="Internet_20_link" text:visited-style-name="Visited_20_Internet_20_Link"><text:span text:style-name="T3">Freedom of Information Act</text:span></text:a></text:p>
        </text:list-item>
        <text:list-item>
          <text:p text:style-name="P5"><text:a xlink:type="simple" xlink:href="https://basecamp.com/help/2/guides/account/exports" text:style-name="Internet_20_link" text:visited-style-name="Visited_20_Internet_20_Link">exported and viewed</text:a><text:a xlink:type="simple" xlink:href="https://basecamp.com/help/2/guides/account/exports" text:style-name="Internet_20_link" text:visited-style-name="Visited_20_Internet_20_Link"> offline by your administrators</text:a></text:p>
        </text:list-item>
        <text:list-item>
          <text:p text:style-name="P5"><text:a xlink:type="simple" xlink:href="https://basecamp.com/about/policies/privacy" text:style-name="Internet_20_link" text:visited-style-name="Visited_20_Internet_20_Link"><text:span text:style-name="T3">subject to legal requests to shared data</text:span></text:a> by courts, government agencies, or parties involved in litigation in the US</text:p>
        </text:list-item>
      </text:list>
      <text:p text:style-name="P1"/>
      <text:p text:style-name="P1">Basecamp have signed up to the <text:a xlink:type="simple" xlink:href="https://basecamp.com/about/policies/privacy/privacy-shield-safe-harbor" text:style-name="Internet_20_link" text:visited-style-name="Visited_20_Internet_20_Link"><text:span text:style-name="T3">EU-US Privacy Shield</text:span></text:a> which means they say they follow European data protection requirements for European customers.<text:a xlink:type="simple" xlink:href="https://basecamp.com/about/policies/terms" text:style-name="Internet_20_link" text:visited-style-name="Visited_20_Internet_20_Link"> </text:a><text:a xlink:type="simple" xlink:href="https://basecamp.com/about/policies/terms" text:style-name="Internet_20_link" text:visited-style-name="Visited_20_Internet_20_Link"><text:span text:style-name="T3">You own the data</text:span></text:a> you put in Basecamp, and their technical security is similar to other popular public cloud services.</text:p>
      <text:p text:style-name="P10"><text:span text:style-name="T5">Managing your information</text:span></text:p>
      <text:p text:style-name="P1"><text:s/></text:p>
      <text:p text:style-name="P1"><text:soft-page-break/>Sometimes you need to refer back to information in Basecamp projects. As a civil servant, you also need to keep save a permanent record at regular intervals or at the end of a piece of work. </text:p>
      <text:p text:style-name="P1"><text:s/></text:p>
      <text:p text:style-name="P1">Make sure you don’t lose content by:</text:p>
      <text:p text:style-name="P1"><text:s/></text:p>
      <text:list xml:id="list1338165185641820641" text:style-name="WWNum9">
        <text:list-item>
          <text:p text:style-name="P6">creating a permanent record of shared information at regular intervals or at the end of a piece of work</text:p>
        </text:list-item>
        <text:list-item>
          <text:p text:style-name="P6">exporting data to your document storage or email service to capture important discussions or decisions (name the data so it can be found later) </text:p>
        </text:list-item>
      </text:list>
      <text:p text:style-name="P1"><text:span text:style-name="T6"><text:s/></text:span></text:p>
      <text:p text:style-name="P1">You can export data from Basecamp by:</text:p>
      <text:p text:style-name="P1"><text:s/></text:p>
      <text:list xml:id="list3342252834510132185" text:style-name="WWNum1">
        <text:list-item>
          <text:p text:style-name="P7">copying and pasting the text (while noting the date)</text:p>
        </text:list-item>
        <text:list-item>
          <text:p text:style-name="P7">taking a screenshot</text:p>
        </text:list-item>
        <text:list-item>
          <text:p text:style-name="P7">asking your administrator for <text:a xlink:type="simple" xlink:href="https://basecamp.com/help/2/guides/account/exports" text:style-name="Internet_20_link" text:visited-style-name="Visited_20_Internet_20_Link"><text:span text:style-name="T3">an export</text:span></text:a></text:p>
        </text:list-item>
        <text:list-item>
          <text:p text:style-name="P7">exporting individual documents manually</text:p>
        </text:list-item>
        <text:list-item>
          <text:p text:style-name="P7">downloading scheduling appointments <text:a xlink:type="simple" xlink:href="https://basecamp.com/help/2/guides/calendar/sync-basecamp-calendar" text:style-name="Internet_20_link" text:visited-style-name="Visited_20_Internet_20_Link"><text:span text:style-name="T3">using the iCalendar standard</text:span></text:a></text:p>
        </text:list-item>
      </text:list>
      <text:p text:style-name="P1"/>
      <text:p text:style-name="P10"><text:span text:style-name="T5">Getting started</text:span></text:p>
      <text:p text:style-name="P1"><text:s/></text:p>
      <text:p text:style-name="P1">Ensure your account looks official and similar to other government Basecamp accounts by:</text:p>
      <text:p text:style-name="P1"><text:s/></text:p>
      <text:list xml:id="list169241803843518942" text:style-name="WWNum4">
        <text:list-item>
          <text:p text:style-name="P8">setting your username to ‘First Last (Organisation)’ - for example ‘Alex Black (MOJ)’</text:p>
        </text:list-item>
        <text:list-item>
          <text:p text:style-name="P8">use a recognisable profile photo</text:p>
        </text:list-item>
        <text:list-item>
          <text:p text:style-name="P8">using your primary corporate email address</text:p>
        </text:list-item>
      </text:list>
      <text:p text:style-name="P1"><text:span text:style-name="T6"><text:s/></text:span></text:p>
      <text:p text:style-name="P1">You can interact with Basecamp directly or via email notifications and reply. You can <text:a xlink:type="simple" xlink:href="https://basecamp.com/help/3/guides/notifications/overview" text:style-name="Internet_20_link" text:visited-style-name="Visited_20_Internet_20_Link"><text:span text:style-name="T3">adjust the frequency of email notifications</text:span></text:a> if you prefer to work directly in Basecamp. Writing or adding content directly to Basecamp, rather than using attachments, will make it easier for people read in an email notification.</text:p>
      <text:p text:style-name="P1"/>
      <text:p text:style-name="P1">Think about how information might look in public if it were disclosed, particularly project names, or more casual interactions.</text:p>
      <text:p text:style-name="P1"><text:span text:style-name="T6"><text:s/></text:span></text:p>
      <text:p text:style-name="P1"/>
      <text:p text:style-name="P1"><text:span text:style-name="T5">Getting help</text:span></text:p>
      <text:p text:style-name="P1"><text:s/></text:p>
      <text:p text:style-name="P1">For help using Basecamp, you can:</text:p>
      <text:p text:style-name="P1"><text:s/></text:p>
      <text:list xml:id="list3413761084076736611" text:style-name="WWNum5">
        <text:list-item>
          <text:p text:style-name="P9">access the Basecamp <text:a xlink:type="simple" xlink:href="https://basecamp.com/learn" text:style-name="Internet_20_link" text:visited-style-name="Visited_20_Internet_20_Link"><text:span text:style-name="T3">learning center</text:span></text:a> for guides and videos</text:p>
        </text:list-item>
        <text:list-item>
          <text:p text:style-name="P9">find your team owners or administrators (look under Me - Your Basecamp settings - Leave this Basecamp account to find the account holder’s name, or under ‘Invite more people’ to see who looks after a particular project)</text:p>
        </text:list-item>
      </text:list>
      <text:p text:style-name="P1"/>
      <text:p text:style-name="P1">Basecamp offer support through a:</text:p>
      <text:p text:style-name="P1"><text:s/></text:p>
      <text:list xml:id="list9187784666549304929" text:style-name="WWNum3">
        <text:list-item>
          <text:p text:style-name="P11"><text:soft-page-break/><text:a xlink:type="simple" xlink:href="https://basecamp.com/support" text:style-name="Internet_20_link" text:visited-style-name="Visited_20_Internet_20_Link"><text:span text:style-name="T3">support page</text:span></text:a></text:p>
        </text:list-item>
        <text:list-item>
          <text:p text:style-name="P11"><text:a xlink:type="simple" xlink:href="https://twitter.com/basecamp" text:style-name="Internet_20_link" text:visited-style-name="Visited_20_Internet_20_Link"><text:span text:style-name="T3">twitter feed</text:span></text:a></text:p>
        </text:list-item>
        <text:list-item>
          <text:p text:style-name="P11"><text:a xlink:type="simple" xlink:href="https://status.basecamp.com/" text:style-name="Internet_20_link" text:visited-style-name="Visited_20_Internet_20_Link"><text:span text:style-name="T3">status page</text:span></text:a> and an <text:a xlink:type="simple" xlink:href="https://basecamp.com/3/uptime" text:style-name="Internet_20_link" text:visited-style-name="Visited_20_Internet_20_Link"><text:span text:style-name="T3">uptime page</text:span></text:a> </text:p>
        </text:list-item>
      </text:list>
      <text:p text:style-name="P1"/>
      <text:p text:style-name="P1">You may also access further support from your internal IT team (if you have agreed a support arrangement with th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9" meta:word-count="611" meta:character-count="3677" meta:non-whitespace-character-count="3121"/>
    <meta:generator>LibreOffice/5.2.7.2$Windows_x86 LibreOffice_project/2b7f1e640c46ceb28adf43ee075a6e8b8439ed10</meta:generator>
  </office:meta>
</office:document-meta>
</file>